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 Bold" svg:font-family="'Times New Roman Bold', 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Body_20_A">
      <style:text-properties fo:font-weight="bold" style:font-weight-asian="bold" style:font-weight-complex="bold"/>
    </style:style>
    <style:style style:name="P2" style:family="paragraph" style:parent-style-name="Body_20_A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Body_20_A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Body_20_A" style:list-style-name="WW8Num2"/>
    <style:style style:name="P5" style:family="paragraph" style:parent-style-name="Body_20_A" style:list-style-name="WW8Num2">
      <style:text-properties fo:language="en" fo:country="US"/>
    </style:style>
    <style:style style:name="P6" style:family="paragraph" style:parent-style-name="Body_20_A">
      <style:text-properties style:font-name-asian="Helvetica" style:font-name-complex="Helvetica"/>
    </style:style>
    <style:style style:name="P7" style:family="paragraph" style:parent-style-name="Body_20_A">
      <style:paragraph-properties fo:margin-left="1.6362in" fo:margin-right="0in" fo:text-indent="0in" style:auto-text-indent="false"/>
    </style:style>
    <style:style style:name="P8" style:family="paragraph" style:parent-style-name="Body_20_A">
      <style:paragraph-properties fo:margin-left="1.6362in" fo:margin-right="0in" fo:text-indent="0in" style:auto-text-indent="false"/>
      <style:text-properties style:font-name="Times New Roman Bold" fo:font-size="12pt" fo:language="es" fo:country="ES" style:font-name-asian="Times New Roman Bold" style:font-size-asian="12pt" style:font-name-complex="Times New Roman Bold" style:font-size-complex="12pt"/>
    </style:style>
    <style:style style:name="P9" style:family="paragraph" style:parent-style-name="Body_20_A">
      <style:paragraph-properties fo:margin-left="1.0909in" fo:margin-right="0in" fo:text-indent="0in" style:auto-text-indent="false"/>
      <style:text-properties style:font-name="Times New Roman Bold" fo:font-size="12pt" fo:language="es" fo:country="ES" style:font-name-asian="Times New Roman Bold" style:font-size-asian="12pt" style:font-name-complex="Times New Roman Bold" style:font-size-complex="12pt"/>
    </style:style>
    <style:style style:name="P10" style:family="paragraph" style:parent-style-name="Body_20_A" style:master-page-name="Standard">
      <style:paragraph-properties style:page-number="auto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Arial Unicode MS"/>
    </style:style>
    <style:style style:name="T4" style:family="text">
      <style:text-properties style:font-name="Arial Unicode MS" fo:font-weight="bold" style:font-weight-asian="bold" style:font-weight-complex="bold"/>
    </style:style>
    <style:style style:name="T5" style:family="text">
      <style:text-properties style:font-name-asian="Helvetica" style:font-name-complex="Helvetica"/>
    </style:style>
    <style:style style:name="T6" style:family="text">
      <style:text-properties fo:language="en" fo:country="US" style:font-name-asian="Helvetica" style:font-name-complex="Helvetica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Times New Roman Bold" fo:font-size="12pt" style:font-size-asian="12pt" style:font-size-complex="12pt"/>
    </style:style>
    <style:style style:name="T9" style:family="text">
      <style:text-properties style:font-name="Times New Roman Bold" fo:font-size="12pt" officeooo:rsid="000bf337" style:font-size-asian="12pt" style:font-size-complex="12pt"/>
    </style:style>
    <style:style style:name="T10" style:family="text">
      <style:text-properties style:font-name="Times New Roman Bold" fo:font-size="12pt" style:font-name-asian="Times New Roman Bold" style:font-size-asian="12pt" style:font-name-complex="Times New Roman Bold" style:font-size-complex="12pt"/>
    </style:style>
    <style:style style:name="T11" style:family="text">
      <style:text-properties style:font-name="Times New Roman Bold" fo:font-size="12pt" fo:language="es" fo:country="ES" style:font-name-asian="Times New Roman Bold" style:font-size-asian="12pt" style:font-name-complex="Times New Roman Bold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3">Proyecto#2: Torneo Ta-Te-Ti 3D</text:p>
      <text:p text:style-name="P2"/>
      <text:p text:style-name="Body_20_A"><text:span text:style-name="T1">Introducci</text:span><text:span text:style-name="T4">ó</text:span><text:span text:style-name="T1">n a la Inteligencia Artificial</text:span></text:p>
      <text:p text:style-name="P1">TRABAJO INDIVIDUAL<text:tab/><text:tab/><text:tab/><text:tab/><text:tab/><text:tab/>FIUNI</text:p>
      <text:p text:style-name="Body_20_A"><text:span text:style-name="T1">Fecha Entrega: <text:s/>20 Septiembre <text:s/>hasta 11:59PM<text:tab/><text:tab/>7mo Semestre</text:span></text:p>
      <text:p text:style-name="P1"/>
      <text:p text:style-name="P1">Objetivo</text:p>
      <text:p text:style-name="P1"/>
      <text:p text:style-name="Body_20_A">Este proyecto tiene como objetivo escribir un algoritmo Minimax con podado Alfa-Beta y heur<text:span text:style-name="T3">í</text:span>sticas necesarias para hacer un juego ganador.</text:p>
      <text:p text:style-name="Body_20_A"/>
      <text:p text:style-name="P1">Instrucciones</text:p>
      <text:p text:style-name="P1"/>
      <text:p text:style-name="P1">Para este proyecto se utilizará Python 2.7.5 para corregir el problema (no utilizar Python 3.x porque no es compatible).</text:p>
      <text:p text:style-name="P1"/>
      <text:p text:style-name="Body_20_A">Primero familiarízate con las funciones (de Python) que hemos incluido en el los archivos.</text:p>
      <text:p text:style-name="Body_20_A">El archivo m<text:span text:style-name="T3">á</text:span>s importante que NO HACE FALTA modificar es <text:span text:style-name="T1">competencia.py </text:span><text:s/>que hace que 2 o m<text:span text:style-name="T3">á</text:span>s jugadores jueguen Ta Te Ti 3D en un torneo que determina qui<text:span text:style-name="T3">é</text:span>n es el ganador.</text:p>
      <text:p text:style-name="Body_20_A"/>
      <text:p text:style-name="Body_20_A">Fijate en <text:span text:style-name="T1">jugador_libre.py </text:span>y <text:span text:style-name="T1">jugador_aleatorio.py</text:span>. Estos dos archivos (y sus copias de demostraci<text:span text:style-name="T3">ó</text:span>n) usan una estrategia muy simple para jugar. Tu versi<text:span text:style-name="T3">ó</text:span>n llamado <text:span text:style-name="T1">jugador_tunombre.py </text:span>(donde reemplazas <text:span text:style-name="T3">“</text:span>tunombre<text:span text:style-name="T3">” </text:span>por tu nombre) competir<text:span text:style-name="T3">á </text:span>con estos para ver quién gana.</text:p>
      <text:p text:style-name="Body_20_A"/>
      <text:p text:style-name="Body_20_A">Tu misi<text:span text:style-name="T3">ó</text:span>n es simple. Implementa:</text:p>
      <text:p text:style-name="Body_20_A"/>
      <text:list xml:id="list2854134828" text:style-name="WW8Num2">
        <text:list-item>
          <text:p text:style-name="P5">Minimax con Podado Alfa-beta</text:p>
        </text:list-item>
        <text:list-item>
          <text:p text:style-name="P4">Limitaci<text:span text:style-name="T3">ó</text:span>n de profundidad en el algoritmo (Nota: tu algoritmo no debe exceder el tiempo permitido o ser<text:span text:style-name="T3">á </text:span>descalificado)</text:p>
        </text:list-item>
        <text:list-item>
          <text:p text:style-name="P4">Una heur<text:span text:style-name="T3">í</text:span>stica de evaluaci<text:span text:style-name="T3">ó</text:span>n para determinar si la posici<text:span text:style-name="T3">ó</text:span>n favorece o desfavorece al jugador</text:p>
          <text:p text:style-name="P4"/>
        </text:list-item>
      </text:list>
      <text:p text:style-name="P6"/>
      <text:p text:style-name="Body_20_A">Nota: toda implementación debe ser tuya. No bajar código.</text:p>
      <text:p text:style-name="Body_20_A"/>
      <text:p text:style-name="Body_20_A"><text:span text:style-name="T1">IMPORTANTE</text:span>: no cambiar la firma de m<text:span text:style-name="T3">é</text:span>todo <text:span text:style-name="T1">jugar()</text:span> en el archivo jugar_*.py porque este proyecto se corregirá de manera automatizada. Si no se ejecuta.. no tendrás puntos.</text:p>
      <text:p text:style-name="P1"/>
      <text:p text:style-name="Body_20_A"><text:span text:style-name="T1">La Competencia / Evaluaci</text:span><text:span text:style-name="T4">ó</text:span><text:span text:style-name="T1">n</text:span></text:p>
      <text:p text:style-name="P1"/>
      <text:p text:style-name="P1"/>
      <text:p text:style-name="Body_20_A">La calificación será en base a cuántos de los puntos anteriores se lograron. Según lo siguiente:</text:p>
      <text:p text:style-name="Body_20_A"/>
      <text:p text:style-name="Body_20_A">20pts Minimax correcto y Alfa-beta correcto</text:p>
      <text:p text:style-name="Body_20_A">20pts Limitaci<text:span text:style-name="T3">ó</text:span>n de profundidad y tiempo</text:p>
      <text:p text:style-name="Body_20_A">10pts Optimizaciones</text:p>
      <text:p text:style-name="Body_20_A">30pts Heurística efectiva para el juego</text:p>
      <text:p text:style-name="Body_20_A">20pts Según competencia</text:p>
      <text:p text:style-name="Body_20_A"/>
      <text:p text:style-name="Body_20_A">La alumna o alumno que pueda resolver los problemas dados con el MENOR total número de pasos ganará puntaje extra según la siguiente tabla:</text:p>
      <text:p text:style-name="Body_20_A"/>
      <text:p text:style-name="Body_20_A">Primer lugar: 20 pts</text:p>
      <text:p text:style-name="Body_20_A">Segundo lugar: 18 pes</text:p>
      <text:p text:style-name="Body_20_A">Tercer lugar: 15 pts</text:p>
      <text:p text:style-name="Body_20_A">Solución válida no ganadora: 10 pts</text:p>
      <text:p text:style-name="Body_20_A"><text:soft-page-break/>Haber entregado el proyecto: 5 pts</text:p>
      <text:p text:style-name="Body_20_A">No entregado: 0 pts</text:p>
      <text:p text:style-name="Body_20_A"/>
      <text:p text:style-name="P1"/>
      <text:p text:style-name="P1"/>
      <text:p text:style-name="P1">Forma de Entrega</text:p>
      <text:p text:style-name="P1"/>
      <text:p text:style-name="Body_20_A">1. Un informe impreso con lo siguiente firmado:</text:p>
      <text:p text:style-name="Body_20_A"/>
      <text:p text:style-name="P7"><text:span text:style-name="T8">Certifico que este trabajo es INDIVIDUAL y que lo he completado respetando las normas de </text:span><text:span text:style-name="T7">é</text:span><text:span text:style-name="T8">tica acad</text:span><text:span text:style-name="T7">é</text:span><text:span text:style-name="T8">mica de la materia. Entiendo que si violo estas normas que ser</text:span><text:span text:style-name="T7">é </text:span><text:span text:style-name="T8">reportado a las autoridades de la Facultad y estar</text:span><text:span text:style-name="T7">é </text:span><text:span text:style-name="T8">sujeto a sanciones que incluyen hasta expulsi</text:span><text:span text:style-name="T7">ó</text:span><text:span text:style-name="T8">n de la Facultad.</text:span></text:p>
      <text:p text:style-name="P8"/>
      <text:p text:style-name="P7"><text:span text:style-name="T10"><text:s/></text:span><text:span text:style-name="T8">Firma: _________ Aclaraci</text:span><text:span text:style-name="T7">ó</text:span><text:span text:style-name="T8">n: _______ Fecha: _______</text:span></text:p>
      <text:p text:style-name="P9"/>
      <text:p text:style-name="Body_20_A"><text:span text:style-name="T8">2. Por email a <text:s/></text:span><text:span text:style-name="T9">tamara.ortiz</text:span><text:a xlink:type="simple" xlink:href="mailto:setwildo31@gmail.com" text:style-name="Internet_20_link" text:visited-style-name="Visited_20_Internet_20_Link"><text:span text:style-name="Internet_20_link"><text:span text:style-name="T8">@</text:span></text:span></text:a><text:a xlink:type="simple" xlink:href="mailto:setwildo31@gmail.com" text:style-name="Internet_20_link" text:visited-style-name="Visited_20_Internet_20_Link"><text:span text:style-name="Internet_20_link"><text:span text:style-name="T9">fiuni.edu</text:span></text:span></text:a><text:a xlink:type="simple" xlink:href="mailto:setwildo31@gmail.com" text:style-name="Internet_20_link" text:visited-style-name="Visited_20_Internet_20_Link"><text:span text:style-name="Internet_20_link"><text:span text:style-name="T8">.</text:span></text:span></text:a><text:span text:style-name="T9">py</text:span><text:span text:style-name="T8"> formato: asunto “PROYECTO#2-IA-TUNOMBRE”</text:span></text:p>
      <text:p text:style-name="Body_20_A"><text:span text:style-name="T8">3. Archivo rar proy#2_nombre_apelli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 Bold" svg:font-family="'Times New Roman Bold', 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_26__20_Footer" style:display-name="Header &amp; Footer" style:family="paragraph">
      <style:paragraph-properties fo:orphans="2" fo:widows="2">
        <style:tab-stops>
          <style:tab-stop style:position="6.2638in" style:type="right"/>
        </style:tab-stops>
      </style:paragraph-properties>
      <style:text-properties fo:color="#000000" style:font-name="Helvetica" fo:font-family="Helvetica" style:font-family-generic="swiss" style:font-pitch="variable" fo:font-size="12pt" fo:language="es" fo:country="ES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Body_20_A" style:display-name="Body A" style:family="paragraph">
      <style:paragraph-properties fo:orphans="2" fo:widows="2"/>
      <style:text-properties fo:color="#000000" style:font-name="Helvetica" fo:font-family="Helvetica" style:font-family-generic="swiss" style:font-pitch="variable" fo:font-size="11pt" fo:language="es" fo:country="ES" style:font-name-asian="Arial Unicode MS" style:font-family-asian="'Arial Unicode MS'" style:font-family-generic-asian="swiss" style:font-pitch-asian="variable" style:font-size-asian="11pt" style:font-name-complex="Arial Unicode MS" style:font-family-complex="'Arial Unicode MS'" style:font-family-generic-complex="swiss" style:font-pitch-complex="variable" style:font-size-complex="11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WW8Num1z0" style:family="text">
      <style:text-properties style:text-position="0% 100%" style:font-name="Helvetica" fo:font-family="Helvetica" style:font-family-generic="swiss" style:font-pitch="variable" fo:font-size="11pt" fo:language="en" fo:country="US" style:font-name-asian="Helvetica" style:font-family-asian="Helvetica" style:font-family-generic-asian="swiss" style:font-pitch-asian="variable" style:font-size-asian="11pt" style:font-name-complex="Helvetica" style:font-family-complex="Helvetica" style:font-family-generic-complex="swiss" style:font-pitch-complex="variable" style:font-size-complex="11pt"/>
    </style:style>
    <style:style style:name="WW8Num2z0" style:family="text">
      <style:text-properties style:text-position="0% 100%" style:font-name="Helvetica" fo:font-family="Helvetica" style:font-family-generic="swiss" style:font-pitch="variable" fo:font-size="11pt" fo:language="en" fo:country="US" style:font-name-asian="Helvetica" style:font-family-asian="Helvetica" style:font-family-generic-asian="swiss" style:font-pitch-asian="variable" style:font-size-asian="11pt" style:font-name-complex="Helvetica" style:font-family-complex="Helvetica" style:font-family-generic-complex="swiss" style:font-pitch-complex="variable" style:font-size-complex="11pt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>
      <style:text-properties fo:font-size="12pt" fo:language="en" fo:country="US" style:text-underline-style="solid" style:text-underline-width="auto" style:text-underline-color="#000000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2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2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2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2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2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25in" fo:margin-bottom="0.5902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bottom="0.2563in" style:dynamic-spacing="true"/>
      </style:header-style>
      <style:footer-style>
        <style:header-footer-properties fo:min-height="0.1972in" fo:margin-top="0.1583in" style:dynamic-spacing="true"/>
      </style:footer-style>
    </style:page-layout>
  </office:automatic-styles>
  <office:master-styles>
    <style:master-page style:name="Standard" style:page-layout-name="Mpm1">
      <style:header>
        <text:p text:style-name="Header_20__26__20_Footer"/>
      </style:header>
      <style:footer>
        <text:p text:style-name="Header_20__26__20_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49-09-02T06:24:00</meta:creation-date>
    <dc:date>2018-09-04T13:13:45.024425672</dc:date>
    <meta:editing-cycles>4</meta:editing-cycles>
    <meta:editing-duration>PT29M45S</meta:editing-duration>
    <meta:document-statistic meta:table-count="0" meta:image-count="0" meta:object-count="0" meta:page-count="2" meta:paragraph-count="37" meta:word-count="395" meta:character-count="2559" meta:non-whitespace-character-count="2193"/>
    <meta:generator>LibreOffice/5.4.6.2$Linux_X86_64 LibreOffice_project/40m0$Build-2</meta:generator>
  </office:meta>
</office:document-meta>
</file>